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6d62" officeooo:paragraph-rsid="000f6d62"/>
    </style:style>
    <style:style style:name="P2" style:family="paragraph" style:parent-style-name="Standard">
      <style:text-properties fo:font-weight="bold" officeooo:rsid="000f6d62" officeooo:paragraph-rsid="000f6d62" style:font-weight-asian="bold" style:font-weight-complex="bold"/>
    </style:style>
    <style:style style:name="T1" style:family="text">
      <style:text-properties officeooo:rsid="000f6d6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bf01" style:font-weight-asian="normal" style:font-weight-complex="normal"/>
    </style:style>
    <style:style style:name="T4" style:family="text">
      <style:text-properties fo:font-weight="normal" officeooo:rsid="00137e9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hần </text:span>II. </text:p>
      <text:p text:style-name="Standard"><text:span text:style-name="T1">1. Nếu ra dẫn chứng bài báo dầu tiên để chứng minh kết quả của Machine Learning tốt hơn so với các kiểm toán viên</text:span></text:p>
      <text:p text:style-name="P1"/>
      <text:p text:style-name="P1">Phần III.</text:p>
      <text:p text:style-name="P1"><text:s/>- Chú thích thêm về đồ thị về cách chọn thuộc tính tốt của XGBoosting</text:p>
      <text:p text:style-name="P1"/>
      <text:p text:style-name="P1">Phần III.</text:p>
      <text:p text:style-name="P1">- Xét thêm trường hợp và thử chỉ riêng chuẩn hóa để kết luận không cần chuẩn hóa .</text:p>
      <text:p text:style-name="P1">- Xung đột K-fold và Combine ở trính trung bình của từng Fold, tìm hiểu thêm để giải quyết tính maching này</text:p>
      <text:p text:style-name="P1"/>
      <text:p text:style-name="P1">- Có thể khai thác thêm nhóm Outliers Detecion với các thuật toán khác</text:p>
      <text:p text:style-name="P2">Đề xuất:<text:span text:style-name="T2"> </text:span></text:p>
      <text:p text:style-name="P2"><text:span text:style-name="T2">- Kết hợp Supervise Learning và Unsupervise Learning </text:span><text:span text:style-name="T3">(Kết hợp chứ không phải bán giám sát)</text:span></text:p>
      <text:p text:style-name="P2"><text:span text:style-name="T2">- Thử nghiệm thuật toán </text:span><text:span text:style-name="T4">(Random Cut Forest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1-10T10:40:58.609276188</meta:creation-date>
    <dc:date>2021-01-10T11:53:06.857709499</dc:date>
    <meta:editing-duration>PT1H1M56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1" meta:paragraph-count="11" meta:word-count="127" meta:character-count="611" meta:non-whitespace-character-count="492"/>
  </office:meta>
</office:document-meta>
</file>